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center" draw:textarea-vertical-align="middl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="線の終点_20_2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solid" draw:fill-color="#00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8cm" svg:height="7.5cm" svg:x="24.5cm" svg:y="6.5cm">
          <text:p/>
        </draw:rect>
        <draw:custom-shape draw:style-name="gr2" draw:text-style-name="P2" draw:id="id1" draw:layer="layout" svg:width="4.7cm" svg:height="3.5cm" svg:x="5cm" svg:y="14.402cm">
          <text:p text:style-name="P1"><text:span text:style-name="T1">問題</text:span></text:p>
          <text:p text:style-name="P1"><text:span text:style-name="T1">データベー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cm" svg:height="3cm" svg:x="2cm" svg:y="11.902cm">
          <text:p text:style-name="P1"><text:span text:style-name="T1">穴の</text:span></text:p>
          <text:p text:style-name="P1"><text:span text:style-name="T1">入った</text:span></text:p>
          <text:p text:style-name="P1"><text:span text:style-name="T1">ソー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3cm" svg:height="3.5cm" svg:x="9.5cm" svg:y="4.902cm">
          <text:p text:style-name="P1"><text:span text:style-name="T1">回答の</text:span></text:p>
          <text:p text:style-name="P1"><text:span text:style-name="T1">ソー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id="id5" draw:layer="layout" svg:width="5cm" svg:height="2cm" svg:x="1.5cm" svg:y="6.402cm">
          <text:p text:style-name="P1"><text:span text:style-name="T1">学習者の</text:span></text:p>
          <text:p text:style-name="P1"><text:span text:style-name="T1">回答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5" draw:text-style-name="P2" draw:id="id2" draw:layer="layout" svg:width="4.5cm" svg:height="2cm" svg:x="10.5cm" svg:y="9.5cm">
          <text:p text:style-name="P1"><text:span text:style-name="T1">構文解析部</text:span></text:p>
        </draw:rect>
        <draw:rect draw:style-name="gr5" draw:text-style-name="P2" draw:id="id3" draw:layer="layout" svg:width="6.5cm" svg:height="2cm" svg:x="16.5cm" svg:y="9.5cm">
          <text:p text:style-name="P1"><text:span text:style-name="T1">正規フォーマット</text:span></text:p>
          <text:p text:style-name="P1"><text:span text:style-name="T1">変換部</text:span></text:p>
        </draw:rect>
        <draw:connector draw:style-name="gr6" draw:text-style-name="P1" draw:layer="layout" draw:line-skew="6.92cm" svg:x1="9.7cm" svg:y1="16.151cm" svg:x2="23.959cm" svg:y2="10.51cm" draw:start-shape="id1" draw:start-glue-point="8" svg:d="m9700 16151h14300v-5641h-41">
          <text:p/>
        </draw:connector>
        <draw:connector draw:style-name="gr6" draw:text-style-name="P1" draw:layer="layout" svg:x1="15cm" svg:y1="10.5cm" svg:x2="16.5cm" svg:y2="10.5cm" draw:start-shape="id2" draw:start-glue-point="1" draw:end-shape="id3" draw:end-glue-point="3" svg:d="m15000 10500h1500">
          <text:p/>
        </draw:connector>
        <draw:rect draw:style-name="gr5" draw:text-style-name="P2" draw:id="id4" draw:layer="layout" svg:width="4.5cm" svg:height="2cm" svg:x="5cm" svg:y="9.5cm">
          <text:p text:style-name="P1"><text:span text:style-name="T1">回答作成部</text:span></text:p>
        </draw:rect>
        <draw:custom-shape draw:style-name="gr7" draw:text-style-name="P1" draw:layer="layout" svg:width="3cm" svg:height="3cm" svg:x="2.458cm" svg:y="2.9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3.042cm" svg:height="1.098cm" svg:x="2.458cm" svg:y="1.902cm">
          <draw:text-box>
            <text:p><text:span text:style-name="T1">学習者</text:span></text:p>
          </draw:text-box>
        </draw:frame>
        <draw:connector draw:style-name="gr9" draw:text-style-name="P1" draw:layer="layout" svg:x1="9.5cm" svg:y1="10.5cm" svg:x2="10.5cm" svg:y2="10.5cm" draw:start-shape="id4" draw:start-glue-point="1" draw:end-shape="id2" draw:end-glue-point="3" svg:d="m9500 10500h1000">
          <text:p/>
        </draw:connector>
        <draw:line draw:style-name="gr10" draw:text-style-name="P1" draw:layer="layout" svg:x1="7.5cm" svg:y1="14.402cm" svg:x2="7.5cm" svg:y2="11.5cm">
          <text:p/>
        </draw:line>
        <draw:connector draw:style-name="gr6" draw:text-style-name="P1" draw:layer="layout" svg:x1="3.999cm" svg:y1="8.402cm" svg:x2="5cm" svg:y2="10.5cm" draw:start-shape="id5" draw:start-glue-point="8" draw:end-shape="id4" draw:end-glue-point="3" svg:d="m3999 8402v2098h1001">
          <text:p/>
        </draw:connector>
        <draw:g>
          <draw:g>
            <draw:g>
              <draw:circle draw:style-name="gr11" draw:text-style-name="P1" draw:id="id7" draw:layer="layout" svg:width="1cm" svg:height="1cm" svg:x="15.115cm" svg:y="4.902cm">
                <text:p/>
              </draw:circle>
              <draw:circle draw:style-name="gr11" draw:text-style-name="P1" draw:id="id10" draw:layer="layout" svg:width="1cm" svg:height="1cm" svg:x="14.115cm" svg:y="6.902cm">
                <text:p/>
              </draw:circle>
              <draw:circle draw:style-name="gr11" draw:text-style-name="P1" draw:id="id9" draw:layer="layout" svg:width="1cm" svg:height="1cm" svg:x="16.115cm" svg:y="6.902cm">
                <text:p/>
              </draw:circle>
              <draw:circle draw:style-name="gr11" draw:text-style-name="P1" draw:id="id6" draw:layer="layout" svg:width="1cm" svg:height="1cm" svg:x="16.615cm" svg:y="2.902cm">
                <text:p/>
              </draw:circle>
              <draw:circle draw:style-name="gr11" draw:text-style-name="P1" draw:id="id8" draw:layer="layout" svg:width="1cm" svg:height="1cm" svg:x="18.115cm" svg:y="4.902cm">
                <text:p/>
              </draw:circle>
              <draw:connector draw:style-name="gr11" draw:text-style-name="P1" draw:layer="layout" svg:x1="17.115cm" svg:y1="3.902cm" svg:x2="15.615cm" svg:y2="4.902cm" draw:start-shape="id6" draw:start-glue-point="2" draw:end-shape="id7" draw:end-glue-point="0" svg:d="m17115 3902v500h-1500v500">
                <text:p/>
              </draw:connector>
              <draw:connector draw:style-name="gr11" draw:text-style-name="P1" draw:layer="layout" svg:x1="17.115cm" svg:y1="3.902cm" svg:x2="18.615cm" svg:y2="4.902cm" draw:start-shape="id6" draw:start-glue-point="2" draw:end-shape="id8" draw:end-glue-point="0" svg:d="m17115 3902v500h1500v500">
                <text:p/>
              </draw:connector>
              <draw:connector draw:style-name="gr11" draw:text-style-name="P1" draw:layer="layout" svg:x1="15.615cm" svg:y1="5.902cm" svg:x2="16.615cm" svg:y2="6.902cm" draw:start-shape="id7" draw:start-glue-point="2" draw:end-shape="id9" draw:end-glue-point="0" svg:d="m15615 5902v500h1000v500">
                <text:p/>
              </draw:connector>
              <draw:connector draw:style-name="gr11" draw:text-style-name="P1" draw:layer="layout" svg:x1="15.615cm" svg:y1="5.902cm" svg:x2="14.615cm" svg:y2="6.902cm" draw:start-shape="id7" draw:start-glue-point="2" draw:end-shape="id10" draw:end-glue-point="0" svg:d="m15615 5902v500h-1000v500">
                <text:p/>
              </draw:connector>
            </draw:g>
            <draw:frame draw:style-name="gr8" draw:text-style-name="P3" draw:layer="layout" svg:width="11.081cm" svg:height="1.098cm" svg:x="13.419cm" svg:y="7.902cm">
              <draw:text-box>
                <text:p><text:span text:style-name="T1">回答の構文木と対応テーブル</text:span></text:p>
              </draw:text-box>
            </draw:frame>
          </draw:g>
          <draw:g>
            <draw:rect draw:style-name="gr12" draw:text-style-name="P1" draw:layer="layout" svg:width="3.5cm" svg:height="2.5cm" svg:x="19.84cm" svg:y="5cm">
              <text:p/>
            </draw:rect>
            <draw:rect draw:style-name="gr13" draw:text-style-name="P1" draw:layer="layout" svg:width="3.5cm" svg:height="1cm" svg:x="19.84cm" svg:y="5cm">
              <text:p text:style-name="P1">ID　　NAME</text:p>
            </draw:rect>
            <draw:line draw:style-name="gr14" draw:text-style-name="P1" draw:layer="layout" svg:x1="21.34cm" svg:y1="5cm" svg:x2="21.34cm" svg:y2="7.5cm">
              <text:p/>
            </draw:line>
          </draw:g>
        </draw:g>
        <draw:rect draw:style-name="gr5" draw:text-style-name="P2" draw:id="id11" draw:layer="layout" svg:width="5cm" svg:height="2.5cm" svg:x="26cm" svg:y="7.402cm">
          <text:p text:style-name="P1"><text:span text:style-name="T1">構文木の</text:span></text:p>
          <text:p text:style-name="P1"><text:span text:style-name="T1">比較部</text:span></text:p>
        </draw:rect>
        <draw:rect draw:style-name="gr5" draw:text-style-name="P2" draw:id="id12" draw:layer="layout" svg:width="5cm" svg:height="2.5cm" svg:x="26cm" svg:y="10.902cm">
          <text:p text:style-name="P1"><text:span text:style-name="T1">対応テーブル</text:span></text:p>
          <text:p text:style-name="P1"><text:span text:style-name="T1">の比較部</text:span></text:p>
        </draw:rect>
        <draw:connector draw:style-name="gr6" draw:text-style-name="P1" draw:layer="layout" draw:line-skew="1cm" svg:x1="23cm" svg:y1="10.5cm" svg:x2="26cm" svg:y2="8.652cm" draw:start-shape="id3" draw:start-glue-point="1" draw:end-shape="id11" draw:end-glue-point="3" svg:d="m23000 10500h2500v-1848h500">
          <text:p/>
        </draw:connector>
        <draw:connector draw:style-name="gr6" draw:text-style-name="P1" draw:layer="layout" draw:line-skew="1cm" svg:x1="23cm" svg:y1="10.5cm" svg:x2="26cm" svg:y2="12.152cm" draw:start-shape="id3" draw:start-glue-point="1" draw:end-shape="id12" draw:end-glue-point="3" svg:d="m23000 10500h2500v1652h500">
          <text:p/>
        </draw:connector>
        <draw:rect draw:style-name="gr5" draw:text-style-name="P2" draw:id="id13" draw:layer="layout" svg:width="3cm" svg:height="2cm" svg:x="32.5cm" svg:y="9.402cm">
          <text:p text:style-name="P1"><text:span text:style-name="T1">評価部</text:span></text:p>
        </draw:rect>
        <draw:connector draw:style-name="gr6" draw:text-style-name="P1" draw:layer="layout" svg:x1="31cm" svg:y1="8.652cm" svg:x2="32.5cm" svg:y2="10.402cm" draw:start-shape="id11" draw:start-glue-point="1" draw:end-shape="id13" draw:end-glue-point="3" svg:d="m31000 8652h750v1750h750">
          <text:p/>
        </draw:connector>
        <draw:connector draw:style-name="gr6" draw:text-style-name="P1" draw:layer="layout" svg:x1="31cm" svg:y1="12.152cm" svg:x2="32.5cm" svg:y2="10.402cm" draw:start-shape="id12" draw:start-glue-point="1" draw:end-shape="id13" draw:end-glue-point="3" svg:d="m31000 12152h750v-1750h750">
          <text:p/>
        </draw:connector>
        <draw:ellipse draw:style-name="gr15" draw:text-style-name="P2" draw:layer="layout" svg:width="3.5cm" svg:height="2cm" svg:x="30cm" svg:y="4.902cm">
          <text:p text:style-name="P1"><text:span text:style-name="T1">比較結果</text:span></text:p>
        </draw:ellipse>
        <draw:ellipse draw:style-name="gr15" draw:text-style-name="P2" draw:layer="layout" svg:width="3.5cm" svg:height="2cm" svg:x="30.5cm" svg:y="13.402cm">
          <text:p text:style-name="P1"><text:span text:style-name="T1">比較結果</text:span></text:p>
        </draw:ellipse>
        <draw:g>
          <draw:g>
            <draw:g>
              <draw:circle draw:style-name="gr11" draw:text-style-name="P1" draw:id="id15" draw:layer="layout" svg:width="1cm" svg:height="1cm" svg:x="17.501cm" svg:y="14.5cm">
                <text:p/>
              </draw:circle>
              <draw:circle draw:style-name="gr11" draw:text-style-name="P1" draw:id="id18" draw:layer="layout" svg:width="1cm" svg:height="1cm" svg:x="16.501cm" svg:y="16.5cm">
                <text:p/>
              </draw:circle>
              <draw:circle draw:style-name="gr11" draw:text-style-name="P1" draw:id="id17" draw:layer="layout" svg:width="1cm" svg:height="1cm" svg:x="18.501cm" svg:y="16.5cm">
                <text:p/>
              </draw:circle>
              <draw:circle draw:style-name="gr11" draw:text-style-name="P1" draw:id="id14" draw:layer="layout" svg:width="1cm" svg:height="1cm" svg:x="19.001cm" svg:y="12.5cm">
                <text:p/>
              </draw:circle>
              <draw:circle draw:style-name="gr11" draw:text-style-name="P1" draw:id="id16" draw:layer="layout" svg:width="1cm" svg:height="1cm" svg:x="20.501cm" svg:y="14.5cm">
                <text:p/>
              </draw:circle>
              <draw:connector draw:style-name="gr11" draw:text-style-name="P1" draw:layer="layout" svg:x1="19.501cm" svg:y1="13.5cm" svg:x2="18.001cm" svg:y2="14.5cm" draw:start-shape="id14" draw:start-glue-point="2" draw:end-shape="id15" draw:end-glue-point="0" svg:d="m19501 13500v500h-1500v500">
                <text:p/>
              </draw:connector>
              <draw:connector draw:style-name="gr11" draw:text-style-name="P1" draw:layer="layout" svg:x1="19.501cm" svg:y1="13.5cm" svg:x2="21.001cm" svg:y2="14.5cm" draw:start-shape="id14" draw:start-glue-point="2" draw:end-shape="id16" draw:end-glue-point="0" svg:d="m19501 13500v500h1500v500">
                <text:p/>
              </draw:connector>
              <draw:connector draw:style-name="gr11" draw:text-style-name="P1" draw:layer="layout" svg:x1="18.001cm" svg:y1="15.5cm" svg:x2="19.001cm" svg:y2="16.5cm" draw:start-shape="id15" draw:start-glue-point="2" draw:end-shape="id17" draw:end-glue-point="0" svg:d="m18001 15500v500h1000v500">
                <text:p/>
              </draw:connector>
              <draw:connector draw:style-name="gr11" draw:text-style-name="P1" draw:layer="layout" svg:x1="18.001cm" svg:y1="15.5cm" svg:x2="17.001cm" svg:y2="16.5cm" draw:start-shape="id15" draw:start-glue-point="2" draw:end-shape="id18" draw:end-glue-point="0" svg:d="m18001 15500v500h-1000v500">
                <text:p/>
              </draw:connector>
            </draw:g>
            <draw:frame draw:style-name="gr8" draw:text-style-name="P3" draw:layer="layout" svg:width="12.774cm" svg:height="1.945cm" svg:x="14.726cm" svg:y="17.5cm">
              <draw:text-box>
                <text:p><text:span text:style-name="T1">正規フォーマットに変換された</text:span></text:p>
                <text:p><text:span text:style-name="T1">模範解答の構文木と対応テーブル</text:span></text:p>
              </draw:text-box>
            </draw:frame>
          </draw:g>
          <draw:g>
            <draw:rect draw:style-name="gr12" draw:text-style-name="P1" draw:layer="layout" svg:width="3.5cm" svg:height="2.5cm" svg:x="21.726cm" svg:y="14.5cm">
              <text:p/>
            </draw:rect>
            <draw:rect draw:style-name="gr13" draw:text-style-name="P1" draw:layer="layout" svg:width="3.5cm" svg:height="1cm" svg:x="21.726cm" svg:y="14.5cm">
              <text:p text:style-name="P1">ID　　NAME</text:p>
            </draw:rect>
            <draw:line draw:style-name="gr14" draw:text-style-name="P1" draw:layer="layout" svg:x1="23.226cm" svg:y1="14.5cm" svg:x2="23.226cm" svg:y2="1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013 1130" svg:d="m1009 1050-449-1008-22-30-29-12-34 12-21 26-449 1012-5 13v8l5 21 12 21 17 13 21 4h903l21-4 21-13 9-21 4-21v-8z"/>
    <draw:marker draw:name="線の終点_20_2" draw:display-name="線の終点 2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29T17:05:58.11</dc:date>
    <meta:editing-duration>PT01H23M19S</meta:editing-duration>
    <meta:editing-cycles>5</meta:editing-cycles>
    <meta:generator>OpenOffice.org/3.0$Win32 OpenOffice.org_project/300m9$Build-9358</meta:generator>
    <meta:document-statistic meta:object-count="58"/>
    <meta:user-defined meta:name="情報 1"/>
    <meta:user-defined meta:name="情報 2"/>
    <meta:user-defined meta:name="情報 3"/>
    <meta:user-defined meta:name="情報 4"/>
  </office:meta>
</office:document-meta>
</file>